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" style:family="paragraph" style:parent-style-name="Text_20_body">
      <style:paragraph-properties fo:margin-left="1.499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" style:family="paragraph" style:parent-style-name="Text_20_body">
      <style:paragraph-properties fo:margin-left="1.499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ff99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1c232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ed0b7b-7fff-23f8-c1bc-f047c2e422c0"/><text:span text:style-name="T1">Feature:</text:span><text:span text:style-name="T3"> </text:span><text:span text:style-name="T2">Solicitação de locação</text:span></text:p>
      <text:p text:style-name="P1"><text:span text:style-name="T1">Como o</text:span><text:span text:style-name="T3"> </text:span><text:span text:style-name="T2">'cliente' do sistema de locadora</text:span></text:p>
      <text:p text:style-name="P1"><text:span text:style-name="T1">Eu quero</text:span><text:span text:style-name="T3"> </text:span><text:span text:style-name="T2">solicitar a locação de um carro</text:span></text:p>
      <text:p text:style-name="P1"><text:span text:style-name="T1">De forma que</text:span><text:span text:style-name="T3"> </text:span><text:span text:style-name="T2">eu indique a data de retirada e data de devolução</text:span></text:p>
      <text:p text:style-name="P2"><text:span text:style-name="T4">Cenário:</text:span><text:span text:style-name="T3"> </text:span><text:span text:style-name="T2">o cliente solicita a locação de um veículo<text:line-break/></text:span><text:span text:style-name="T4">Dado que </text:span><text:span text:style-name="T2">o cliente tem acesso a listagem de veículos disponíveis para locação<text:line-break/></text:span><text:span text:style-name="T4">E </text:span><text:span text:style-name="T2">escolhe um modelo de veículo que deseja locar</text:span></text:p>
      <text:p text:style-name="P2"><text:span text:style-name="T4">E </text:span><text:span text:style-name="T2">e informa a data que pretende retirar e devolver o veículo</text:span></text:p>
      <text:p text:style-name="P3"><text:span text:style-name="T4">E </text:span><text:span text:style-name="T2">informa sua forma de pagamento</text:span></text:p>
      <text:p text:style-name="P3"><text:span text:style-name="T4">Quando </text:span><text:span text:style-name="T2">o cliente envia sua solicitação de locação ao sistema</text:span></text:p>
      <text:p text:style-name="P3"><text:span text:style-name="T4">Então </text:span><text:span text:style-name="T2">o administrador irá analisar a solicitação do cliente para a locação do veículo</text:span></text:p>
      <text:p text:style-name="Text_20_body"/>
      <text:p text:style-name="P2"><text:span text:style-name="T4">Cenário:</text:span><text:span text:style-name="T3"> </text:span><text:span text:style-name="T2">Datas não informadas<text:line-break/></text:span><text:span text:style-name="T4">Dado que </text:span><text:span text:style-name="T2">o 'cliente' tem acesso a listagem de veículos disponíveis para locação<text:line-break/></text:span><text:span text:style-name="T4">E </text:span><text:span text:style-name="T2">escolhe um modelo de veículo que deseja locar</text:span></text:p>
      <text:p text:style-name="P3"><text:span text:style-name="T4">Quando </text:span><text:span text:style-name="T2">tenta solicitar a locação de um veículo</text:span></text:p>
      <text:p text:style-name="P2"><text:span text:style-name="T4">E</text:span><text:span text:style-name="T3"> </text:span><text:span text:style-name="T2">não informa a data de solicitação ou a data de devolução</text:span></text:p>
      <text:p text:style-name="P3"><text:span text:style-name="T4">Então </text:span><text:span text:style-name="T2">o aluguel deve automaticamente bloqueado</text:span></text:p>
      <text:p text:style-name="P2"><text:span text:style-name="T4">E </text:span><text:span text:style-name="T2">um erro apropriado deve ser reportado</text:span></text:p>
      <text:p text:style-name="P2"><text:span text:style-name="T4">E </text:span><text:span text:style-name="T2">a solicitação não deve ser enviada para o 'administrador'</text:span></text:p>
      <text:p text:style-name="Text_20_body"/>
      <text:p text:style-name="P2"><text:span text:style-name="T4">Cenário:</text:span><text:span text:style-name="T3"> </text:span><text:span text:style-name="T2">Datas inválidas<text:line-break/></text:span><text:span text:style-name="T4">Dado que </text:span><text:span text:style-name="T2">o 'cliente' tem acesso a listagem de veículos disponíveis para locação<text:line-break/></text:span><text:span text:style-name="T4">E </text:span><text:span text:style-name="T2">escolhe um modelo de veículo que deseja locar</text:span></text:p>
      <text:p text:style-name="P3"><text:span text:style-name="T4">Quando </text:span><text:span text:style-name="T2">informa a data de solicitação e de devolução</text:span></text:p>
      <text:p text:style-name="P2"><text:span text:style-name="T4">E </text:span><text:span text:style-name="T2">a data de solicitação é posterior a de devolução</text:span></text:p>
      <text:p text:style-name="P3"><text:span text:style-name="T4">Então </text:span><text:span text:style-name="T2">o aluguel deve automaticamente bloqueado</text:span></text:p>
      <text:p text:style-name="P2"><text:span text:style-name="T4">E </text:span><text:span text:style-name="T2">um erro apropriado deve ser reportado</text:span></text:p>
      <text:p text:style-name="P2"><text:span text:style-name="T4">E </text:span><text:span text:style-name="T2">a solicitação não deve ser enviada para o 'administrador'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9:53:38.471564245</meta:creation-date>
    <meta:generator>LibreOffice/6.4.6.2$Linux_X86_64 LibreOffice_project/40$Build-2</meta:generator>
    <dc:date>2021-10-25T20:08:07.712844987</dc:date>
    <meta:editing-duration>PT37S</meta:editing-duration>
    <meta:editing-cycles>1</meta:editing-cycles>
    <meta:document-statistic meta:table-count="0" meta:image-count="0" meta:object-count="0" meta:page-count="1" meta:paragraph-count="22" meta:word-count="241" meta:character-count="1389" meta:non-whitespace-character-count="1168"/>
  </office:meta>
</office:document-meta>
</file>